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, Times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7ab0" officeooo:paragraph-rsid="001a7ab0" style:font-weight-asian="bold" style:font-weight-complex="bold"/>
    </style:style>
    <style:style style:name="P2" style:family="paragraph" style:parent-style-name="Standard" style:list-style-name="L1">
      <style:paragraph-properties fo:text-align="center" style:justify-single-word="false"/>
      <style:text-properties fo:font-weight="bold" officeooo:paragraph-rsid="001a7ab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21e8a9" style:font-weight-asian="bold" style:font-weight-complex="bold"/>
    </style:style>
    <style:style style:name="P4" style:family="paragraph" style:parent-style-name="Standard" style:list-style-name="L1">
      <style:text-properties officeooo:paragraph-rsid="001a7ab0"/>
    </style:style>
    <style:style style:name="P5" style:family="paragraph" style:parent-style-name="Standard" style:list-style-name="L1">
      <style:text-properties officeooo:paragraph-rsid="001bc228"/>
    </style:style>
    <style:style style:name="P6" style:family="paragraph" style:parent-style-name="Standard" style:list-style-name="L1">
      <style:text-properties officeooo:paragraph-rsid="001ec854"/>
    </style:style>
    <style:style style:name="P7" style:family="paragraph" style:parent-style-name="Standard">
      <style:text-properties officeooo:paragraph-rsid="001ec854"/>
    </style:style>
    <style:style style:name="P8" style:family="paragraph" style:parent-style-name="Standard">
      <style:paragraph-properties fo:text-align="center" style:justify-single-word="false"/>
      <style:text-properties officeooo:paragraph-rsid="001ec854"/>
    </style:style>
    <style:style style:name="P9" style:family="paragraph" style:parent-style-name="Standard" style:list-style-name="L2" style:master-page-name="">
      <loext:graphic-properties draw:fill="none"/>
      <style:paragraph-properties fo:margin-left="0.499cm" fo:margin-right="0cm" fo:text-indent="-0.6cm" style:auto-text-indent="false" style:page-number="auto" fo:background-color="transparent"/>
      <style:text-properties officeooo:paragraph-rsid="001ec854"/>
    </style:style>
    <style:style style:name="P10" style:family="paragraph" style:parent-style-name="Standard" style:list-style-name="L2">
      <loext:graphic-properties draw:fill="none"/>
      <style:paragraph-properties fo:margin-left="0.499cm" fo:margin-right="0cm" fo:text-indent="-0.6cm" style:auto-text-indent="false" fo:background-color="transparent"/>
      <style:text-properties officeooo:paragraph-rsid="001ec854"/>
    </style:style>
    <style:style style:name="P11" style:family="paragraph" style:parent-style-name="Standard" style:list-style-name="L2">
      <loext:graphic-properties draw:fill="none"/>
      <style:paragraph-properties fo:margin-left="0.499cm" fo:margin-right="0cm" fo:text-indent="-0.6cm" style:auto-text-indent="false" fo:background-color="transparent"/>
      <style:text-properties officeooo:paragraph-rsid="001f40b6"/>
    </style:style>
    <style:style style:name="P12" style:family="paragraph" style:parent-style-name="Standard" style:list-style-name="L2">
      <loext:graphic-properties draw:fill="none"/>
      <style:paragraph-properties fo:margin-left="0.499cm" fo:margin-right="0cm" fo:text-indent="-0.6cm" style:auto-text-indent="false" fo:background-color="transparent"/>
      <style:text-properties officeooo:paragraph-rsid="001fbafc"/>
    </style:style>
    <style:style style:name="P13" style:family="paragraph" style:parent-style-name="Standard" style:list-style-name="L2">
      <loext:graphic-properties draw:fill="none"/>
      <style:paragraph-properties fo:margin-left="0.499cm" fo:margin-right="0cm" fo:text-indent="-0.6cm" style:auto-text-indent="false" fo:background-color="transparent"/>
      <style:text-properties officeooo:paragraph-rsid="00218d0e"/>
    </style:style>
    <style:style style:name="P14" style:family="paragraph" style:parent-style-name="Standard" style:list-style-name="L3" style:master-page-name="">
      <loext:graphic-properties draw:fill="none"/>
      <style:paragraph-properties fo:margin-left="0.499cm" fo:margin-right="0cm" fo:text-indent="-0.6cm" style:auto-text-indent="false" style:page-number="auto" fo:background-color="transparent"/>
      <style:text-properties officeooo:paragraph-rsid="0023ce5a"/>
    </style:style>
    <style:style style:name="P15" style:family="paragraph" style:parent-style-name="Standard" style:list-style-name="L3">
      <loext:graphic-properties draw:fill="none"/>
      <style:paragraph-properties fo:margin-left="0.499cm" fo:margin-right="0cm" fo:text-indent="-0.6cm" style:auto-text-indent="false" fo:background-color="transparent"/>
      <style:text-properties officeooo:paragraph-rsid="0023ce5a"/>
    </style:style>
    <style:style style:name="P16" style:family="paragraph" style:parent-style-name="Standard" style:list-style-name="L3">
      <loext:graphic-properties draw:fill="none"/>
      <style:paragraph-properties fo:margin-left="0.499cm" fo:margin-right="0cm" fo:text-indent="-0.6cm" style:auto-text-indent="false" fo:background-color="transparent"/>
      <style:text-properties officeooo:paragraph-rsid="002411dc"/>
    </style:style>
    <style:style style:name="P17" style:family="paragraph" style:parent-style-name="Standard">
      <style:text-properties officeooo:paragraph-rsid="002411dc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49528" officeooo:paragraph-rsid="00249528" style:font-weight-asian="normal" style:font-weight-complex="normal"/>
    </style:style>
    <style:style style:name="T1" style:family="text">
      <style:text-properties officeooo:rsid="001a7ab0"/>
    </style:style>
    <style:style style:name="T2" style:family="text">
      <style:text-properties officeooo:rsid="001bc228"/>
    </style:style>
    <style:style style:name="T3" style:family="text">
      <style:text-properties officeooo:rsid="001ec854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officeooo:rsid="001fbafc"/>
    </style:style>
    <style:style style:name="T7" style:family="text">
      <style:text-properties officeooo:rsid="0023ce5a"/>
    </style:style>
    <style:style style:name="T8" style:family="text">
      <style:text-properties officeooo:rsid="002411d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4">Барсенков, Вдовин</text:span></text:p>
      <text:p text:style-name="P18"><text:span text:style-name="T4">Зеленин. Сталинская «революция сверху» после «великого перелома».</text:span></text:p>
      <text:p text:style-name="P8"><text:span text:style-name="T5"/></text:p>
      <text:p text:style-name="P8"><text:span text:style-name="T5">Переход к индустриализации и коллективизации</text:span></text:p>
      <text:p text:style-name="P8"><text:span text:style-name="T5"/></text:p>
      <text:list text:style-name="L2">
        <text:list-item>
          <text:p text:style-name="P9">В декабре 1925 г. XIV съезд партии переименовал РКП(б) во Всесоюзную Коммунистическую партию (большевиков) — ВКП(б). Главным решением съезда было принятие курса на индустриализацию страны, необходимость которой сознавали все противоборствующие в партии группировки. Они исходили из представлений об СССР как осажденной врагами крепости и не теряли надежд на мировую революцию. Общее настроение определяла альтернатива: либо ликвидировать отставание, либо погибнуть. </text:p>
        </text:list-item>
        <text:list-item>
          <text:p text:style-name="P10">Концепция Бухарина (продолжение нэпа, сбалансированное развитие промышленности и сельского хозяйства, приоритетное развитие тяжелой промышленности при одновременном внимании к производству предметов потребления, кооперирование крестьянских хозяйств на добровольной основе) была отвергнута.</text:p>
        </text:list-item>
        <text:list-item>
          <text:p text:style-name="P10">Утверждалась сталинская: свертывание нэпа, усиление роли государства в развитии экономики, ужесточение дисциплины, форсированное развитие тяжелой промышленности, использование деревни как поставщика средств и рабочей силы для нужд индустриализации.</text:p>
        </text:list-item>
        <text:list-item>
          <text:p text:style-name="P10">Старт мобилизационному штурму в промышленности дала XV конференция партии (октябрь — ноябрь 1926 г.). Была поставлена амбициозная цель — в минимальный срок «нагнать, а затем превзойти» уровень индустриального развития передовых капиталистических стран. В качестве источников индустриализации, как и ранее, назывались накопления госпромышленности, бюджетное перераспределение средств из других отраслей (главным образом за счет сельского хозяйства) в пользу строительства тяжелой индустрии и привлечение сбережений населения через займы.</text:p>
        </text:list-item>
        <text:list-item>
          <text:p text:style-name="P10">Заметную роль среди источников индустриализации играли доходы от экспорта сельскохозяйственной продукции (зерно) и сырья, в основном леса и нефти, а также от продажи алкоголя. Государственные займы также составляли значительную часть бюджета СССР.</text:p>
        </text:list-item>
        <text:list-item>
          <text:p text:style-name="P10">Вместе с тем партия отвергла предложения сторонников Троцкого по дальнейшему повышению отпускных цен на промышленные товары. Наиболее циничным выразителем троцкистской экономической программы был Е. А. Преображенский (член коллегии наркомата финансов в 1924–1927 гг.). В 1925 г. он вместе с Г. Л. Пятаковым (зампред ВСНХ) полагал: если допустить, что возможно построение социализма в одной стране, то это нужно делать с максимальной быстротой, форсируя темпы строительства. В своей книге «Новая экономика» (1926) Преображенский <text:span text:style-name="T3">предлагал </text:span>создавать «первичное накопление капитала за счет крестьянства». Рыков и Бухарин называли эту идею возмутительной.</text:p>
        </text:list-item>
        <text:list-item>
          <text:p text:style-name="P10">Однако, по сути, на практике все и сводилось к перераспределению средств деревни, легкой и пищевой промышленности на нужды тяжелой. Конечно, это ограничивало и даже снижало жизненный уровень трудящихся. Активная часть общества считала, что индустриализация требует жертв. Фактически руководство партии в лице Сталина и его сторонников со временем все более склонялись к позиции Преображенского.</text:p>
        </text:list-item>
        <text:list-item>
          <text:p text:style-name="P11">Отличительной особенностью первого этапа индустриализации было сочетание восстановительных процессов в промышленности с развертыванием нового строительства по планам ГОЭЛРО. В 1928 г. валовая продукция народного хозяйства СССР почти на треть превышала уровень 1913 г. При этом крупная промышленность только за 1926-1928 гг. выросла почти вдвое. Однако производство чугуна в 1928 г. составляло всего 78% от довоенного уровня.</text:p>
        </text:list-item>
        <text:list-item>
          <text:p text:style-name="P11">В эти годы завершилось строительство крупных по тем временам электростанций, а в 1927 г. началось строительство 10 новых станций, в их числе мощной электростанции на <text:soft-page-break/>Днепре, а также Ростовского завода сельскохозяйственных машин, Сталинградского тракторного завода, Керченского металлургического и крупного завода в Кривом Роге. Велась подготовка к строительству Кузнецкого металлургического завода, сырьевой базой которого стали коксующиеся угли Кузбасса и железные руды Урала. Развернулись работы на северном и южном участках Туркестано-Сибирской железной дороги (1452 км от Семипалатинска через Алма-Ату до станции Луговая).</text:p>
        </text:list-item>
        <text:list-item>
          <text:p text:style-name="P12">Всего за первые 10 лет советской власти в России было построено, восстановлено и введено в строй 2,2 тыс. крупных промышленных предприятий. В первые годы индустриализации, начиная с 1926 г., начато строительство более 600 новых промышленных предприятий, на многих старых проводилась коренная реконструкция, почти равная новому строительству.</text:p>
        </text:list-item>
        <text:list-item>
          <text:p text:style-name="P12">Все это позволило поднять удельный вес промышленного производства (в сравнении с аграрным) с 36% в 1926 г. до 48 — в 1928 м. Начался процесс превращения страны из аграрной в индустриальную. Основные экономические показатели сельского хозяйства в 1926-1928 гг. тоже превосходили показатели предреволюционной России.</text:p>
        </text:list-item>
        <text:list-item>
          <text:p text:style-name="P12">Валовой аграрной продукции в стране производилось на 18–20% больше по сравнению с 1913 г. Однако три четверти посевных работ в стране велось ручным способом; до половины зерновых убиралось косой и серпом, обмолачивалось цепом и другими примитивными орудиями. Низкая урожайность, суровые природные условия усугубляли ситуацию. Товарного хлеба (для города) деревня производила на 30% меньше, чем до революции.</text:p>
        </text:list-item>
        <text:list-item>
          <text:p text:style-name="P13">Число крестьянских хозяйств достигло максимума в 1927 г. — 25 млн против 21 млн в 1916 г. Основную их массу составляли бедняцко-середняцкие хозяйства, производившие зерно в основном для собственного потребления. На фоне роста пр<text:span text:style-name="T6">о</text:span>мышленности нерентабельность мелкого крестьянского производства проявлялась все отчетливее. Надежды на улучшение связывались с переводом мелких хозяйств на рельсы крупного производства.</text:p>
        </text:list-item>
        <text:list-item>
          <text:p text:style-name="P13">Резолюция XV съезд партии (декабрь 1927 г.) «О работе в деревне» призывала «широко развернуть пропаганду необходимости и выгодности для крестьянства постепенного перехода к крупному общественному сельскому хозяйству». Начавшаяся индустриализация открывала возможность для подготовки материальнотехнической базы преобразования сельского хозяйства, расширяя поставку тракторов, прицепных машин и орудий.</text:p>
        </text:list-item>
        <text:list-item>
          <text:p text:style-name="P13">Подготовке массовой коллективизации способствовали простейшие формы кооперации. В кооперативы (сбытоснабженческие, ТОЗы — товарищества по совместной обработке земли и др.) к осени 1927 г. объединено около трети крестьянских хозяйств, а в 1929 г. — более 55%. Однако в колхозы (высшую форму кооперации) к июню 1929 г. было вовлечено лишь 3,9% крестьянских хозяйств. Большевики были полны решимости добиться массовой коллективизации в кратчайший срок.</text:p>
        </text:list-item>
      </text:list>
      <text:p text:style-name="P3"/>
      <text:p text:style-name="P3">Разработка пятилетнего плана</text:p>
      <text:p text:style-name="P3"/>
      <text:list text:style-name="L3">
        <text:list-item>
          <text:p text:style-name="P14">На XV съезде партии было решено разработать комплексный план развития народного хозяйства страны, устанавливавший пропорции и темпы развития различных секторов и отраслей хозяйства, регионов страны на пятилетний период. Работа была сосредоточена в Госплане и ВСНХ, проходила в острой борьбе, отражая различия во взглядах в высшем руководстве на перспективы развития страны.</text:p>
        </text:list-item>
        <text:list-item>
          <text:p text:style-name="P15">По предложению председателя Госплана Г. М. Кржижановского готовились два варианта пятилетнего плана — минимальный (отправной) и оптимальный. Наметки первого были на 20% ниже, чем во втором. В ВСНХ под руководством В. В. Куйбышева разрабатывался только оптимальный вариант. В этом плане индустриализация трактовалась как ускоренное развитие собственной (не импортируемой) промышленности <text:soft-page-break/>и прежде всего продукции машиностроения, энергетики, химической промышленности, металлургии. ВСНХ намечал обеспечить ежегодный прирост промышленной продукции на 19–20%.</text:p>
        </text:list-item>
        <text:list-item>
          <text:p text:style-name="P15">Старые буржуазные специалисты (В. А. Базаров, В. Т. Громан, И. А. Калинников), ссылаясь на мировой опыт, считали реальным вдвое меньший темп индустриального развития по сравнению с намеченным в от<text:span text:style-name="T7">п</text:span>равном варианте плана. Против высоких темпов возражали и представители «правой оппозиции» (Бухарин, Рыков, Томский). Однако ноябрьский пленум ЦК (1928) заявил о возможности «догнать и перегнать в технико-экономическом отношении капиталистические страны... только при напряженном темпе развития индустрии и индустриализации страны».</text:p>
        </text:list-item>
        <text:list-item>
          <text:p text:style-name="P16">Вариант контрольных цифр пятилетнего плана, предусматривавший рост всей промышленности на 167%, ВСНХ подготовил в середине декабря 1928 г. В апреле 1929 г. оптимальный вариант плана был принят правительством, несмотря на возражения Кржижановского (в ноябре на этот пост назначен Куйбышев), затем одобрен XVI партийной конференцией и утвержден V Всесоюзным съездом Советов.</text:p>
        </text:list-item>
        <text:list-item>
          <text:p text:style-name="P16">План был рассчитан на период с октября 1928 г. до октября 1933 г. <text:span text:style-name="T8">Он</text:span> предусматривал увеличение за пятилетие выпуска промышленной продукции в 2,8 раза (тяжелой — в 3,3) и сельскохозяйственной — в 1,55; повышение реальной зарплаты в промышленности на 71%, доходов крестьян — на 67%. Намечалось перевести в общественный сектор сельского хозяйства к концу пятилетки 4–5 млн крестьянских хозяйств (18–20% их числа) и 17,5% общей посевной площади.</text:p>
        </text:list-item>
        <text:list-item>
          <text:p text:style-name="P16">Одновременно планировалось ввести всеобщее обязательное начальное образование, ликвидировать неграмотность населения в возрасте до 40 лет, подготовить квалифицированные кадры для всех отраслей народного хозяйства. Однако многие наметки пятилетнего плана уже вскоре изменились. Летом 1929 г. ЦК принял ряд постановлений о форсированном развитии ряда отраслей промышленности.</text:p>
        </text:list-item>
      </text:list>
      <text:p text:style-name="P17"/>
      <text:p text:style-name="P17">В конце 20-х гг. многие договоры, по которым частникам сдавались в аренду предприятия были аннулированы, постепенно ликвидировались иностранные концессии и ограничивалась свобода торговли. Принятый весной 1929 г. на XVI партийной конференции первый пятилетний план был рассчитан на возврат к военно-коммунистическим методам руководства экономикой. Причём к моменту принятия плана его реализация уже началась с октября 1928 г. В качестве основной задачи в экономической области советское руководство рассматривало превращение страны в самообеспечиваемую, и в первую очередь это касалось отраслей тяжёлой промышленности. "Превратим нашу страну из страны, ввозящей машины, в страну, производящую машины и оборудование!" - таков был один из основных официальных лозунгов начала 30-х гг. Поскольку расчёт на мировую социалистическую революцию не оправдался, необходимо было обеспечить максимальную экономическую независимость страны в условиях враждебного капиталистического окружения. Исходя из этого постулата, при реализации первого пятилетнего плана необходимо было ориентироваться на развитие топливной, металлургической, химической промышленности, машиностроения и других отраслей, обеспечивавших высокий уровень обороноспособности страны.</text:p>
      <text:p text:style-name="P17"/>
      <text:p text:style-name="P17">К началу работы XVI партконференции специалисты Госплана подготовили два варианта плана: минимальный и максимальный ("оптимальный"), показатели которого были выше в среднем на 20%. Партконференция, а за ней и V Всесоюзный съезд Советов приняли "оптимальный" вариант плана развития народного хозяйства на 1928/29 - 1932/33 гг. В соответствии с ним за пять лет намечалось увеличить выпуск промышленной продукции на 180%, из них средств производства - на 230%, выпуск сельскохозяйственной продукции должен был возрасти на 55%, национальный доход - на 103%. Эти показатели были и так достаточно высоки, но в процессе реализации плана они ещё пересматривались в сторону <text:soft-page-break/>увеличения, что делало его практически не выполнимым и приводило к колоссальным социально-экономическим деформациям.</text:p>
      <text:p text:style-name="P17"/>
      <text:p text:style-name="P17">Из-за несбалансированности изменяемых плановых показателей невозможно было одновременно обеспечить все важнейшие объекты народного хозяйства строительными материалами, сырьём, рабочей силой. К концу первой пятилетки в начатых и незавершённых стройках было заморожено 76% капиталовложений. В связи с этим сложилась практика определения приоритетных объектов, которые в первую очередь обеспечивались всем необходимым за счёт других. Таким образом, в эти годы были введены в строй Магнитогорский и Кузнецкий металлургические комбинаты, Сталинградский, Челябинский и Харьковский тракторные заводы, автозаводы в Москве (ЗИЛ) и Нижнем Новгороде (ГАЗ). Созданная в годы первых пятилеток Урало-Кузбасская топливно-металлургическая база сыграла большую роль в годы Великой Отечественной войны в организации производства военной продукции.</text:p>
      <text:p text:style-name="P17"/>
      <text:p text:style-name="P17">В конце 1932 г. было официально заявлено о выполнении I пятилетнего плана за 4 года и 3 месяца, хотя многие плановые показатели достигнуты не были. Основным лозунгом второй пятилетки (1933-1937 гг.) стал следующий: "Кадры, овладевшие техникой, решают всё". Дело в том, что основную часть рабочей силы на стройках и предприятиях составляли выходцы из деревни, не только не обладавшие рабочими профессиями, но и просто неграмотные. На строительстве важнейших объектов использовался и бесплатный труд заключённых системы ГУЛАГа. При этом в 1931 г. в СССР была ликвидирована безработица. Эти явления свидетельствовали о том, что в процессе индустриализации преобладали экстенсивные методы (за счёт увеличения неквалифицированной рабочей силы и т. п.).</text:p>
      <text:p text:style-name="P17"/>
      <text:p text:style-name="P17">"Новых рабочих" необходимо было учить, для этого была создана сеть фабрично-заводского обучения (ФЗО) и фабрично-заводского ученичества (ФЗУ), в рамках которой ликвидировалась неграмотность и приобретались профессии без отрыва от производства. Безусловно, качество подготовки таких кадров оставляло желать лучшего, этим объяснялись высокий уровень брака и травматизма на производстве. Эти явления, в свою очередь, создавали питательную базу для обвинения во вредительстве инженерно-технических работников (ИТР) с образованием, полученным до революции ("спецов"). Несколько крупных процессов по таким делам прошли в 1928-1931 гг. Для того, чтобы восполнить ряды ИТР, значительно поредевшие после этих процессов, был провозглашён курс на воспитание советской интеллигенции (это понятие взамен нравственного приобрело социальный смысл), в основном с техническим средним специальным и высшим образованием. При высших учебных заведениях создавалась система рабочих факультетов (рабфаков), на которых молодые люди по комсомольским путёвкам в ускоренном темпе осваивали курс средней школы. Выпускники рабфаков обладали преимуществами при поступлении в вузы. Эта политика привела к тому, что к 1938 г. на промышленных предприятиях осталось лишь 0,8% инженеров с образованием, полученным до 1917 г. К началу 30-х гг. стали отказываться также от услуг иностранных инженеров, работавших на важнейших предприятиях.</text:p>
      <text:p text:style-name="P17"/>
      <text:p text:style-name="P17">С 1935 г. в стране развернулось стахановское движение, название которого связано с именем Алексея Стаханова, донецкого шахтёра. Изменив организацию труда в шахте, Стаханов добыл за смену 102 т угля вместо 7 т. Вскоре он перекрыл свой собственный рекорд. Стахановское движение распространилось и в других отраслях промышленности, и в сельском хозяйстве. Как отмечал посетивший СССР в 1936 г. французский писатель А. Жид, стахановское движение было "замечательным изобретением, чтобы встряхнуть народ от спячки (когда-то для этой цели был кнут). В стране, где рабочие привыкли работать, стахановское движение было бы ненужным. Но здесь, оставленные без присмотра, они расслабляются. И кажется чудом, что, несмотря на это, дело идёт". Развитие нового движения <text:soft-page-break/>во многом было связано с введением в середине 30-х гг. сдельной оплаты труда, взамен существовавших до сих пор фиксированных зарплат, но советская пропаганда делала упор на моральный фактор (ударный труд на благо социалистической Родины) и использовала это явление для укрепления у народа коммунистических идеалов.</text:p>
      <text:p text:style-name="P17"/>
      <text:p text:style-name="P17">Пропаганда ориентировала советских трудящихся также на то, что нужно мириться с некоторыми лишениями в повседневной жизни, которые носят временный характер и связаны с необходимостью концентрации всех ресурсов страны для обеспечения её обороноспособности. Средняя заработная плата в промышленности за годы двух первых пятилеток выросла в Советском Союзе в 4,5 раза, тогда как цены на товары первой необходимости - в 6,5 раза. В 1929-1934 гг. в стране существовала карточная система распределения продуктов (вплоть до хлеба).</text:p>
      <text:p text:style-name="P17"/>
      <text:p text:style-name="P17">В ходе первой и второй пятилеток Советский Союз превратился в промышленную державу, но тем не менее по многим показателям он уступал развитым капиталистическим государствам. Основное внимание уделялось развитию военно-промышленного комплекса, созданию совершенно новых отраслей (например, авиационной), для руководства которыми создавались новые управленческие структуры. Так в 1931 г. началось дробление ВСНХ на промышленные наркоматы, численность которых к концу 30-х гг. достигла 21. Этот процесс иллюстрировал постоянное усиление контроля над экономикой со стороны государства.</text:p>
      <text:p text:style-name="P17"/>
      <text:p text:style-name="P17">В связи с масштабами индустриализации проблема первоначального накопления для неё перешла из плоскости теоретических споров и политической борьбы в сферу неумолимой практики. Средства от внешнеторговых операций (на экспорт шли хлеб, лес, нефть, меха) были недостаточны, надежды на доходы от концессий и на получение зарубежных кредитов не оправдались. В связи с этим изыскивались различные источники средств внутри страны. К ним относились:</text:p>
      <text:p text:style-name="P17"/>
      <text:p text:style-name="P17">- увеличение денежной массы, находившейся в обращении (за 1929-1932 гг. - в 4 раза);</text:p>
      <text:p text:style-name="P17">- прямые и косвенные налоги (увеличение продажи водки, с 1931 г. - один из основных источников бюджетных поступлений - налог с оборота);</text:p>
      <text:p text:style-name="P17">- внутренние займы, которые с течением времени стали носить принудительный характер;</text:p>
      <text:p text:style-name="P17">- продажа за рубеж художественных ценностей из музеев.</text:p>
      <text:p text:style-name="P17">Однако одним из основных источников социалистического накопления стало сельское хозяйство, которое должно было обеспечивать рабочих продовольствием, а промышленность некоторыми видами сырья. Вовлечение сельского населения в процесс индустриализации рассматривалось советским руководством как одна из важнейших задач на рубеже 20-30-х годов. Это предполагало насыщение рынка промышленными товарами, доступными крестьянам, и получение в обмен на них сырья и хлеба. В соответствии с решением сталинского руководства эту задачу предполагалось решить путём форсированной коллективизации с целью безвозмездного получения хлеба путём не продналога, а обязательных поставок.</text:p>
      <text:p text:style-name="P17"/>
      <text:p text:style-name="P17">На XV съезде ВКП(б) (декабрь 1927 г.), вошедшем в историю как "съезд коллективизации", в действительности речь шла не о ней, а о развитии различных форм кооперации в сельском хозяйстве. Предполагалось, что задача постепенного перехода к коллективной обработке земли будет осуществляться на основе применения техники, произведённой отечественной промышленностью. Решение съезда о переходе к политике наступления на кулачество имело в виду последовательное ограничение эксплуататорских возможностей кулацких хозяйств, их вытеснение экономическими, а не силовыми методами.</text:p>
      <text:p text:style-name="P17"/>
      <text:p text:style-name="P17"><text:soft-page-break/>Но практика оказалась другой. С точки зрения Сталина, очевидным доказательством правильности курса на форсированную коллективизацию являлся хлебозаготовительный кризис зимой 1927/28 годов. Этот кризис, проявившийся в нежелании крестьян продавать хлеб по твёрдым государственным ценам, был результатом рыночных колебаний, во многом связанных с обострением международной обстановки и "военной тревогой" 1927 г. Сталин же объяснял его "кулацкой стачкой": выступлением окрепшего в условиях НЭПа кулака против советской власти. Сокращение государственных заготовок хлеба создавало угрозу планам промышленного строительства. Сталин, опираясь на своих сторонников в политическом руководстве, которые были в большинстве, добился решения о применении чрезвычайных мер в сельском хозяйстве. Эти меры основывались на статье 107 Уголовного кодекса, предусматривавшей наказание за спекуляцию и сокрытие хлеба. После поездки-инспекции Сталина по Сибири в январе-феврале 1928 г. в стране была проведена чистка, в результате которой со своих постов были сняты местные партийные руководители, не являвшиеся сторонниками чрезвычайных мер.</text:p>
      <text:p text:style-name="P17"/>
      <text:p text:style-name="P17">Опубликованная в ноябре 1929 г. статья Сталина "Год великого перелома" явилась теоретическим обоснованием форсированной коллективизации. В этой статье утверждалось, что в социалистическом преобразовании сельского хозяйства уже достигнута решающая победа: в колхозы началось массовое вступление середняков. На самом деле в колхозах в это время состояло 6-7% крестьянских хозяйств, тогда как на долю середняцких приходилось более 60% всех крестьянских хозяйств. Но речь уже шла о переходе к политике "сплошной коллективизации".</text:p>
      <text:p text:style-name="P17"/>
      <text:p text:style-name="P17">Постановление ЦК ВКП(б) "О темпе коллективизации и мерах помощи государства колхозному строительству" от 5 января 1930 г. определяло три категории хлебопроизводящих регионов, сплошная коллективизация в первом из которых (Северный Кавказ, Кубань, Дон, Нижнее Поволжье) должна была завершиться в течение года. Коллективизацию в областях третьей категории (Нечерноземье) нужно было закончить не позднее весны 1933 г. Т.е. к концу первой пятилетки предполагалось окончание процесса сплошной коллективизации. В начале января 1930 г. в колхозах числилось свыше 20% крестьянских хозяйств, а к началу марта - уже свыше 50%.</text:p>
      <text:p text:style-name="P17"/>
      <text:p text:style-name="P17">Произвол и насилие в ходе проведения коллективизации вызывали протест крестьян вплоть до вооружённых восстаний. За 1929 г. было зафиксировано 1300 крестьянских выступлений, а только за 2,5 месяца 1930 г. - уже более 2 тыс. Эти выступления квалифицировались как "кулацкие мятежи". В конце января 1930 г. было принято постановление "О мероприятиях по ликвидации кулацких хозяйств в районах сплошной коллективизации", в соответствии с которым предписывалось делить кулаков на три категории: "контрреволюционный актив", "крупные кулаки и бывшие полупомещики", "остальная часть". В зависимости от принадлежности к той или иной категории кулаки должны были арестовываться, высылаться с семьями в отдалённые районы или расселяться в специальных посёлках в пределах территории своего прежнего проживания. До 250 тыс. семей успели "самораскулачиться": распродать или раздать имущество и уйти в город или на стройку очередного промышленного гиганта. Неопределённость характеристик кулаков создавала почву для произвола партийных и репрессивных органов на местах. За время осуществления политики "сплошной коллективизации" было раскулачено до 15% крестьянских хозяйств (свыше 1 млн.), хотя по данным СНК СССР в 1927 г. только 3,9% крестьянских хозяйств могли быть признаны кулацкими (арендовавшими землю и применявшими наёмный труд).</text:p>
      <text:p text:style-name="P17"/>
      <text:p text:style-name="P17">Нельзя сказать, что всё крестьянство негативно отнеслось к идее массового колхозного строительства. В процессе осуществления сплошной коллективизации и раскулачивания этих поддерживали, как правило, представители бедняцких хозяйств, получавшие определённые <text:soft-page-break/>льготы и часть конфискованного у кулаков имущества. Кроме того, большинству российских крестьян была присуща общинная психология, воспитанная веками, для которой было характерно сознание коллективной ответственности и уравнительного распределения.</text:p>
      <text:p text:style-name="P17"/>
      <text:p text:style-name="P17">Трагической страницей в истории коллективизации стал голод 1932/33 гг., затронувший чернозёмные области России и Украины. Сам по себе урожай 1932 г. был немногим ниже средних многолетних и голодом не грозил, но в результате очередной хлебозаготовительной кампании у крестьян хлеба практически не осталось. При этом 7 августа 1932 г. был принят закон об охране социалистической собственности, предусматривавший за хищение колхозной собственности расстрел с конфискацией имущества или 10-летнее заключение. Ответственность по этому закону предусматривалась с 12-летнего возраста, а его основными жертвами стали крестьяне, собиравшие на колхозных полях колоски, оставшиеся неубранными. Уже к началу 1933 г. по этому закону было осуждено более 50 тыс. человек. Общая численность жертв голода составила до 4 млн. человек.</text:p>
      <text:p text:style-name="P17"/>
      <text:p text:style-name="P17">Тем не менее 1932 г. был объявлен годом завершения сплошной коллективизации: осенью в колхозах значилось 62,4% крестьянских хозяйств. В 1937 г. колхозы уже объединяли 93% хозяйств. Таким образом, сельское хозяйство, основанное на коллективной форме собственности (а реально - на государственной) и коллективном труде, стало одной из основ советской экономик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22:17:05.149000000</meta:creation-date>
    <dc:date>2024-04-02T01:29:28.616000000</dc:date>
    <meta:editing-duration>PT3H12M22S</meta:editing-duration>
    <meta:editing-cycles>13</meta:editing-cycles>
    <meta:generator>LibreOffice/7.4.1.2$Windows_X86_64 LibreOffice_project/3c58a8f3a960df8bc8fd77b461821e42c061c5f0</meta:generator>
    <meta:document-statistic meta:table-count="0" meta:image-count="0" meta:object-count="0" meta:page-count="7" meta:paragraph-count="47" meta:word-count="3059" meta:character-count="23492" meta:non-whitespace-character-count="20494"/>
  </office:meta>
</office:document-meta>
</file>